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Heading_20_2">
      <style:text-properties fo:font-size="12pt" style:font-size-asian="12pt" style:font-size-complex="12pt"/>
    </style:style>
    <style:style style:name="P5" style:family="paragraph" style:parent-style-name="Preformatted_20_Text">
      <style:paragraph-properties fo:margin-top="0in" fo:margin-bottom="0.1965in"/>
    </style:style>
    <style:style style:name="P6" style:family="paragraph" style:parent-style-name="Text_20_body">
      <style:text-properties fo:font-size="12pt" fo:font-weight="bold" style:font-size-asian="12pt" style:font-weight-asian="bold" style:font-size-complex="12pt" style:font-weight-complex="bold"/>
    </style:style>
    <style:style style:name="P7" style:family="paragraph" style:parent-style-name="Text_20_body">
      <style:text-properties fo:font-size="12pt" style:font-size-asian="12pt" style:font-size-complex="12pt"/>
    </style:style>
    <style:style style:name="P8" style:family="paragraph" style:parent-style-name="Preformatted_20_Text">
      <style:paragraph-properties fo:margin-top="0in" fo:margin-bottom="0in"/>
    </style:style>
    <style:style style:name="P9" style:family="paragraph" style:parent-style-name="Preformatted_20_Text">
      <style:paragraph-properties fo:margin-top="0in" fo:margin-bottom="0in"/>
      <style:text-properties style:font-name="Nimbus Mono L" fo:font-size="10pt" style:font-name-asian="Nimbus Mono L" style:font-size-asian="10pt" style:font-name-complex="Nimbus Mono L" style:font-size-complex="10pt"/>
    </style:style>
    <style:style style:name="P10" style:family="paragraph" style:parent-style-name="Standard">
      <style:paragraph-properties fo:text-align="center" style:justify-single-word="false"/>
    </style:style>
    <style:style style:name="P11" style:family="paragraph" style:parent-style-name="Standard">
      <style:paragraph-properties fo:margin-top="0in" fo:margin-bottom="0in"/>
      <style:text-properties fo:font-weight="bold" style:font-weight-asian="bold" style:font-weight-complex="bold"/>
    </style:style>
    <style:style style:name="P12" style:family="paragraph" style:parent-style-name="Preformatted_20_Text">
      <style:paragraph-properties fo:margin-top="0in" fo:margin-bottom="0in"/>
    </style:style>
    <style:style style:name="T1" style:family="text">
      <style:text-properties style:font-name="Nimbus Mono L"/>
    </style:style>
    <style:style style:name="T2" style:family="text">
      <style:text-properties style:font-name="Nimbus Mono L" fo:font-size="10pt" style:font-name-asian="Nimbus Mono L" style:font-size-asian="10pt" style:font-name-complex="Nimbus Mono L" style:font-size-complex="10pt"/>
    </style:style>
    <style:style style:name="T3" style:family="text">
      <style:text-properties fo:font-size="10pt"/>
    </style:style>
    <style:style style:name="T4" style:family="text">
      <style:text-properties style:font-name-asian="Nimbus Mono L"/>
    </style:style>
    <style:style style:name="T5" style:family="text">
      <style:text-properties style:font-size-asian="10pt"/>
    </style:style>
    <style:style style:name="T6" style:family="text">
      <style:text-properties style:font-name-complex="Nimbus Mono L"/>
    </style:style>
    <style:style style:name="T7" style:family="text">
      <style:text-properties style:font-size-complex="10pt"/>
    </style:style>
    <style:style style:name="T8" style:family="text">
      <style:text-properties fo:font-weight="normal"/>
    </style:style>
    <style:style style:name="T9" style:family="text">
      <style:text-properties fo:font-weight="normal" style:font-weight-asian="normal" style:font-weight-complex="normal"/>
    </style:style>
    <style:style style:name="T10" style:family="text">
      <style:text-properties style:font-weight-asian="normal"/>
    </style:style>
    <style:style style:name="T11" style:family="text">
      <style:text-properties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ADME</text:p>
      <text:p text:style-name="P1">Hello World kernel sample driver </text:p>
      <text:p text:style-name="Standard"/>
      <text:p text:style-name="P2">1. Introduction</text:p>
      <text:p text:style-name="Standard"/>
      <text:p text:style-name="Standard">This doc describes how to add new kernel driver to mid PDK kernel-mccaslin in both “In-tree” mode and “Out-tree” mode under the “jail root” created by PDK project-builder.</text:p>
      <text:p text:style-name="Standard"/>
      <text:p text:style-name="Standard">In-tree mode means to add your kernel driver patch file to the kernel source build package, thus it can be directly patched on inside Linux tree. And then the final kernel deb will contain this new kernel driver. The kernel patch files are reflecting our customization efforts to make our release fit for MID devices. So the main work for adding new kernel driver is to create patch and to modify debian package control files to hold that.</text:p>
      <text:p text:style-name="Standard"/>
      <text:p text:style-name="Standard">While Out-tree mode means to create standalone kernel drivers which could be built separately and could be dynamically inserted into kernel space on the fly. Out-tree driver need a pre-configured kernel tree to build. For PDK, it was known as kernel-mid. This pre-configured kernel tree is usually installed under /lib/modules/&lt;krelease&gt;/build . The Out-tree mode is usually used when HW vendor's driver is not suitable for GPL license, such as graphics card or wifi card drivers(they always put their secrets in firmwares).</text:p>
      <text:p text:style-name="Standard"/>
      <text:p text:style-name="Standard">The following parts will give you a step by step guide on how to add new kernel driver using the above two modes.</text:p>
      <text:p text:style-name="Standard"/>
      <text:p text:style-name="P2">2. Preparation</text:p>
      <text:p text:style-name="Standard"/>
      <text:p text:style-name="Standard">First at all, we need a project-builder build root (“jail root”) on developer machine to build our new kernel driver. The advantage of building inside the project build root is that it is isolated from the OS installed on your local system and mirrors the OS installed on your target device. </text:p>
      <text:p text:style-name="Standard"/>
      <text:p text:style-name="Standard">Install MID PDK project-builder referring to PDK release notes, here is a example:</text:p>
      <text:h text:style-name="P4" text:outline-level="2" text:is-list-header="true"><text:bookmark text:name="a1.DownloadandInstallproject-builderonyourdevelopersystem"/>1) Download and Install project-builder on your developer system</text:h>
      <text:p text:style-name="Text_20_body">The following commands will create working directory at ~/mid and will install the latest version of the PDK's project-builder utility on your system. </text:p>
      <text:p text:style-name="Preformatted_20_Text">$ mkdir ~/mid</text:p>
      <text:p text:style-name="Preformatted_20_Text">$ cd ~/mid</text:p>
      <text:p text:style-name="Preformatted_20_Text"/>
      <text:p text:style-name="Preformatted_20_Text"># Use one of the listed methods below to checkout the latest project-builder sources</text:p>
      <text:p text:style-name="Preformatted_20_Text"># Option 1: For read-only access</text:p>
      <text:p text:style-name="Preformatted_20_Text">$ git clone rsync://umd-repo.jf.intel.com/repos/developer-tools.git</text:p>
      <text:p text:style-name="Preformatted_20_Text"/>
      <text:p text:style-name="Preformatted_20_Text"># Option 2: For those who need to commit changes</text:p>
      <text:p text:style-name="Preformatted_20_Text">$ git clone ssh://YOURLOGIN@umd-repo.jf.intel.com/home/repos/developer-tools.git</text:p>
      <text:p text:style-name="Preformatted_20_Text"/>
      <text:p text:style-name="Preformatted_20_Text">$ sudo make -C ~/mid/developer-tools/project-builder cleaninstall</text:p>
      <text:p text:style-name="P5"/>
      <text:h text:style-name="P4" text:outline-level="2" text:is-list-header="true"><text:bookmark text:name="a2.Createaproject-builderproject"/>2) Create a project-builder project</text:h>
      <text:p text:style-name="Text_20_body">The following will create a project-builder project called 'proj1' for the Zi9 platform and will reside in ~/mid/proj1. This will be your build root for holding the following target. </text:p>
      <text:p text:style-name="Preformatted_20_Text">cd ~/mid</text:p>
      <text:p text:style-name="Preformatted_20_Text">$ project-builder --command=create-project --platform-name=zi9 --project-name=proj1 <text:s text:c="4"/></text:p>
      <text:p text:style-name="Preformatted_20_Text"><text:s text:c="2"/>--project-desc='Project 1 for Zi9' --project-path=./proj1</text:p>
      <text:p text:style-name="P5"/>
      <text:p text:style-name="P6">3) Create a target</text:p>
      <text:p text:style-name="P7">The following will create a project-builder target called 'target1' for the Zi9 platform and will reside in ~/mid/proj1/targets/target1. This will be the build root for building our new kernel drivers.</text:p>
      <text:p text:style-name="Preformatted_20_Text">cd ~/mid</text:p>
      <text:p text:style-name="Preformatted_20_Text">$ project-builder --command=create-target --project-name=proj1 \</text:p>
      <text:p text:style-name="Preformatted_20_Text"><text:s text:c="2"/>-–target-name=target1</text:p>
      <text:p text:style-name="Standard"><text:s/></text:p>
      <text:p text:style-name="P2">4) Install FSET to the target</text:p>
      <text:p text:style-name="Standard">The following will add FSET to the target we created. FSET-- Function set, is the set of yum packages for specific function purpose, such as Core or Infrastructure. Core and Infrastructure are sufficient for our <text:s/>purpose.</text:p>
      <text:p text:style-name="Preformatted_20_Text"/>
      <text:p text:style-name="Preformatted_20_Text">cd ~/mid</text:p>
      <text:p text:style-name="Preformatted_20_Text">$ project-builder --command=install-fset --platform-name=zi9 \</text:p>
      <text:p text:style-name="Preformatted_20_Text"><text:s text:c="2"/>--project-name=proj1 --target-name=target1 --fset=core</text:p>
      <text:p text:style-name="Preformatted_20_Text">$ project-builder --command=install-fset --platform-name=zi9 \</text:p>
      <text:p text:style-name="Preformatted_20_Text"><text:s text:c="2"/>--project-name=proj1 --target-name=target1 --fset=infrastructure</text:p>
      <text:p text:style-name="Standard"/>
      <text:p text:style-name="P2">5) Enter target build “jail root”</text:p>
      <text:p text:style-name="P3">The following will enter the target build “jail root”.</text:p>
      <text:p text:style-name="P9">cd ~/mid</text:p>
      <text:p text:style-name="P9">$ sudo /usr/sbin/chroot proj1/targets/target1/fs</text:p>
      <text:p text:style-name="P2"/>
      <text:p text:style-name="P2">Or</text:p>
      <text:p text:style-name="P3">Run project-builder without any arguments to enter GUI mode, select the project we just created and select the target we created, click the target “terminal” button, and the project-builder will open a terminal for “jail root”.</text:p>
      <text:p text:style-name="P2">3. Build “Out tree” kernel driver</text:p>
      <text:p text:style-name="Standard">Please execute the following steps under the “jail root” created in step 2-5.</text:p>
      <text:p text:style-name="Standard"/>
      <text:p text:style-name="P2">1) Kernel-sample-driver package <text:s text:c="3"/></text:p>
      <text:p text:style-name="Standard"><text:s text:c="4"/>a) Install</text:p>
      <text:p text:style-name="Standard"><text:s text:c="8"/>The following will install kernel-sample-driver in target jail root.</text:p>
      <text:p text:style-name="P8"><text:s text:c="7"/>apt-get<text:span text:style-name="T2"> install kernel-sample-driver</text:span> <text:s text:c="8"/></text:p>
      <text:p text:style-name="Standard"><text:s text:c="4"/>b) Build</text:p>
      <text:p text:style-name="Standard"><text:s text:c="8"/>The following will build kernel-sample-driver under jail root.</text:p>
      <text:p text:style-name="P8"><text:s text:c="7"/><text:span text:style-name="T2">cd /usr/src/kernels/kernel-sample-driver</text:span></text:p>
      <text:p text:style-name="P9"><text:s text:c="7"/>make -C /usr/src/kernels/`uname -r`-i586/ M=$(pwd)</text:p>
      <text:p text:style-name="Standard"><text:s text:c="7"/>A kmod-kernel-sample-driver.ko would be created under current directory</text:p>
      <text:p text:style-name="Standard"><text:s text:c="4"/>c) Install kmod</text:p>
      <text:p text:style-name="Standard"><text:s text:c="7"/>cd /usr/src/kernels/kernel-sample-driver</text:p>
      <text:p text:style-name="Standard"><text:s text:c="7"/>sudo make -C /lib/modules/2.6.21-mccaslin-default/build M=$(pwd) install</text:p>
      <text:p text:style-name="Standard"><text:s text:c="7"/>The kmod-kernel-sample-driver.ko would be installed to target jail root /lib/modules/&lt;krelease&gt; directory.</text:p>
      <text:p text:style-name="Standard"><text:s text:c="4"/>d) Create and burn PDK live image (USB) to boot off on real target or PDK installation image to setup on real target. </text:p>
      <text:p text:style-name="Standard"><text:s text:c="4"/>e) Test kernel driver module</text:p>
      <text:p text:style-name="Standard"><text:s text:c="9"/>Notice: This step will be executed on real target</text:p>
      <text:p text:style-name="P8"><text:s text:c="7"/><text:span text:style-name="T2">modprobe kernel-sample-driver</text:span></text:p>
      <text:p text:style-name="P9"><text:s text:c="7"/>sudo mknod /dev/hello c 121 0 </text:p>
      <text:p text:style-name="Standard"><text:s text:c="7"/>Use dmesg to find kernel module initialization message trace and do:</text:p>
      <text:p text:style-name="P8"><text:s text:c="7"/><text:span text:style-name="T2">echo '1' &gt; <text:s/>/dev/hello</text:span></text:p>
      <text:p text:style-name="P9"><text:s text:c="7"/>cat /dev/hello</text:p>
      <text:p text:style-name="Standard"><text:s text:c="6"/></text:p>
      <text:p text:style-name="P2">2) Create you own kernel driver</text:p>
      <text:p text:style-name="Standard"><text:s text:c="4"/>a) Prepare source code and Makefile</text:p>
      <text:p text:style-name="Standard"><text:s text:c="7"/>Please refer to kernel-sample-driver.c as kernel driver frame:</text:p>
      <text:p text:style-name="Standard"><text:s text:c="7"/>* Include &lt;linux/module.h&gt; at least, include other head file depends on</text:p>
      <text:p text:style-name="Standard"><text:s text:c="9"/>your real driver case such as &lt;asm/io.h&gt;, etc.</text:p>
      <text:p text:style-name="Standard"><text:s text:c="7"/>* Prepare xxx_init and xxx_cleanup handle and use macro</text:p>
      <text:p text:style-name="Standard"><text:s text:c="9"/>module_init(xxx)init) and module_exit(xxx_cleanup) to declare that.</text:p>
      <text:p text:style-name="Standard"><text:s text:c="4"/>b) Add driver specific code in, such as probe, open, etc.</text:p>
      <text:p text:style-name="Standard"><text:s text:c="4"/>c) Prepare Makefile to your source code:</text:p>
      <text:p text:style-name="Standard"><text:s text:c="7"/>* specify your module name</text:p>
      <text:p text:style-name="Standard"><text:s text:c="7"/>* specify module object components</text:p>
      <text:p text:style-name="Standard"><text:s text:c="7"/>for kernel-sample-driver example:</text:p>
      <text:p text:style-name="Standard"><text:s text:c="7"/>Makefile:</text:p>
      <text:p text:style-name="Standard"><text:s text:c="7"/>TARGET := kernel-sample-driver</text:p>
      <text:p text:style-name="Standard"><text:s text:c="7"/>obj-m += kmod-${TARGET}</text:p>
      <text:p text:style-name="Standard"><text:s text:c="7"/>kmod-${TARGET}-objs :=${TARGET}.o</text:p>
      <text:p text:style-name="Standard"><text:s text:c="4"/>d) Build and install the kernel driver refering to kernel-sample-driver </text:p>
      <text:p text:style-name="Standard"><text:s text:c="7"/>case step b,c.</text:p>
      <text:p text:style-name="Standard"/>
      <text:p text:style-name="P2">4. Build “In tree” kernel driver</text:p>
      <text:p text:style-name="Standard">The initial steps in this section are not in “jail root”, while a “jail root” is needed, we will inform you.</text:p>
      <text:p text:style-name="P2"/>
      <text:p text:style-name="P2"><text:bookmark text:name="a3.Pulldownthepristinekernelsources"/>1) Pull down the kernel sources</text:p>
      <text:p text:style-name="Text_20_body">You need to pull down the kernel sources onto your local system before you can build the kernel-mccaslin packages. </text:p>
      <text:p text:style-name="Preformatted_20_Text">$ cd ~/mid</text:p>
      <text:p text:style-name="Preformatted_20_Text"># please change the rsync address if you are using a different git source</text:p>
      <text:p text:style-name="Preformatted_20_Text">$ git clone rsync://umd-repo.jf.intel.com/repos/projects/kernel-mccaslin.git ./kernel-mccaslin</text:p>
      <text:p text:style-name="Preformatted_20_Text"/>
      <text:p text:style-name="P2">2) Create In-tree patch</text:p>
      <text:p text:style-name="Standard"><text:s text:c="4"/>After step 1), do the following command:</text:p>
      <text:p text:style-name="P8"><text:s text:c="4"/>cd ~/mid</text:p>
      <text:p text:style-name="P8"><text:s text:c="4"/>cd kernel-mccaslin</text:p>
      <text:p text:style-name="Standard"><text:s text:c="4"/>After that, a clean kernel tree will be seen in current directory.</text:p>
      <text:p text:style-name="Standard"><text:s text:c="4"/>Use the following commands to patch all existing patches:</text:p>
      <text:p text:style-name="P8"><text:s text:c="4"/>fakeroot debian/rules configure</text:p>
      <text:p text:style-name="Standard"><text:s text:c="4"/>Now, a clean patched kernel tree will be in current directory. You can now work under it to add you own kernel driver in that tree, and:</text:p>
      <text:p text:style-name="P8"><text:s text:c="4"/>cp debian/configs/mccaslin-default.config .config</text:p>
      <text:p text:style-name="Standard"><text:s text:c="4"/>It is a good start to work!</text:p>
      <text:p text:style-name="Standard"><text:s text:c="10"/>....</text:p>
      <text:p text:style-name="Standard"><text:s text:c="4"/>When your job is done, it is time to generate your patch</text:p>
      <text:p text:style-name="P8"><text:s text:c="4"/>m<text:span text:style-name="T2">ake clean</text:span></text:p>
      <text:p text:style-name="P8"><text:span text:style-name="T2"><text:s text:c="4"/>git diff &gt; my_new_patch.patch</text:span></text:p>
      <text:p text:style-name="Standard"><text:s text:c="4"/>Please review the new created patch file, to make sure no unexpected things</text:p>
      <text:p text:style-name="Standard">in it. If all things are ok, run</text:p>
      <text:p text:style-name="P8"><text:s text:c="4"/>mv my_new_patch.patch debian/patches/my_new_patch.dpatch</text:p>
      <text:p text:style-name="P11">3) Add In-tree patch</text:p>
      <text:p text:style-name="P11"><text:s text:c="5"/><text:span text:style-name="T9">Do the following commands to add your new created patch to kernel tree.</text:span></text:p>
      <text:p text:style-name="P8"># add the patch file to patch index file used by dpatch</text:p>
      <text:p text:style-name="P8"><text:s text:c="4"/>vi debian/patches/00list</text:p>
      <text:p text:style-name="P8"># add my_new_patch.dpatch to the list</text:p>
      <text:p text:style-name="P8"># and</text:p>
      <text:p text:style-name="P8"><text:s text:c="4"/>vi debian/patches/my_new_patch.dpatch</text:p>
      <text:p text:style-name="P8"># add “#! /bin/sh /usr/share/dpatch/dpatch-run “ to the first line of the file</text:p>
      <text:p text:style-name="Standard"><text:s text:c="5"/></text:p>
      <text:p text:style-name="P2">4) Rebuild kernel package</text:p>
      <text:p text:style-name="Preformatted_20_Text"><text:s text:c="4"/>cd ~/mid</text:p>
      <text:p text:style-name="Preformatted_20_Text"><text:s text:c="4"/>cd kernel-mccaslin</text:p>
      <text:p text:style-name="Preformatted_20_Text"><text:s text:c="4"/>dpkg-buildpackage -rfakeroot -b</text:p>
      <text:p text:style-name="Preformatted_20_Text">The built package should be in the upper directory in *.deb format, like linux-mccaslin-default.deb or linux-mccaslin-developer.deb.</text:p>
      <text:p text:style-name="Standard"/>
      <text:p text:style-name="P2">5) Install the new in-tree kernel to target root</text:p>
      <text:p text:style-name="Preformatted_20_Text"><text:s text:c="4"/>cd ~/mid</text:p>
      <text:p text:style-name="Preformatted_20_Text"><text:s text:c="4"/>dpkg -i linux-mccaslin-default.deb</text:p>
      <text:p text:style-name="Standard"><text:span text:style-name="T9"><text:s text:c="4"/></text:span></text:p>
      <text:p text:style-name="P8"/>
      <text:p text:style-name="P2">6) Create and burn PDK live image (USB) to boot off on real target or PDK installation image to setup on real target. </text:p>
      <text:p text:style-name="P2"/>
      <text:p text:style-name="Standard">All things should be done 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DejaVu LGC Sans" style:font-size-asian="12pt" style:language-asian="en" style:country-asian="US" style:font-name-complex="DejaVu LGC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LGC Sans" style:font-size-asian="14pt" style:font-name-complex="DejaVu LGC Sans" style:font-size-complex="14pt"/>
    </style:style>
    <style:style style:name="Heading_20_2" style:display-name="Heading 2" style:family="paragraph" style:parent-style-name="Heading" style:next-style-name="Text_20_body" style:class="text" style:default-outline-level="2">
      <style:text-properties style:font-name="Nimbus Roman No9 L" fo:font-size="18pt" fo:font-weight="bold" style:font-name-asian="DejaVu LGC Sans" style:font-size-asian="18pt" style:font-weight-asian="bold" style:font-name-complex="DejaVu LGC Sans" style:font-size-complex="18pt" style:font-weight-complex="bold"/>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creation-date>2007-05-14T09:55:52</meta:creation-date>
    <dc:creator>alek du</dc:creator>
    <dc:date>2007-05-30T11:27:45</dc:date>
    <dc:language>en-US</dc:language>
    <meta:editing-cycles>13</meta:editing-cycles>
    <meta:editing-duration>P2DT22H43M2S</meta:editing-duration>
    <meta:user-defined meta:name="Info 1"/>
    <meta:user-defined meta:name="Info 2"/>
    <meta:user-defined meta:name="Info 3"/>
    <meta:user-defined meta:name="Info 4"/>
    <meta:document-statistic meta:table-count="0" meta:image-count="0" meta:object-count="0" meta:page-count="5" meta:paragraph-count="130" meta:word-count="1308" meta:character-count="8010"/>
  </office:meta>
</office:document-meta>
</file>